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Dirty.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eckDirty.addNode( Object node , HashTree subTre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eckDirty.subtrac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eckDirty.CheckDi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Dirty.doAction( ActionEvent 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heckDirty.proce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eckDirty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